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style:text-line-through-style="solid" fo:language="en" fo:country="AU" style:text-underline-style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28880359327071686" text:style-name="L1">
        <text:list-item>
          <text:p text:style-name="P2">gremlins need to update their targetting lines</text:p>
        </text:list-item>
        <text:list-item>
          <text:p text:style-name="P2">have targetting reticle always display</text:p>
        </text:list-item>
        <text:list-item>
          <text:p text:style-name="P2">flip between targets would be good</text:p>
        </text:list-item>
        <text:list-item>
          <text:p text:style-name="P2">item tile should be bluer</text:p>
        </text:list-item>
        <text:list-item>
          <text:p text:style-name="P2">character tile probably should too</text:p>
        </text:list-item>
        <text:list-item>
          <text:p text:style-name="P1">Sometimes missiles just freeze up</text:p>
        </text:list-item>
        <text:list-item>
          <text:p text:style-name="P1">Move missile homing to be on bullet</text:p>
        </text:list-item>
        <text:list-item>
          <text:p text:style-name="P1">Targetting enemies that you can't see</text:p>
        </text:list-item>
        <text:list-item>
          <text:p text:style-name="P1">Mess around with the character movement prediction</text:p>
        </text:list-item>
        <text:list-item>
          <text:p text:style-name="P2">The turrets need to stop thinking they're moving</text:p>
        </text:list-item>
        <text:list-item>
          <text:p text:style-name="P2">Hydrocarbon should place a tile away</text:p>
        </text:list-item>
        <text:list-item>
          <text:p text:style-name="P1">I think bullets are getting stuck on explosions or some shit</text:p>
        </text:list-item>
        <text:list-item>
          <text:p text:style-name="P1">Loss screen for space, also fix that bug</text:p>
        </text:list-item>
        <text:list-item>
          <text:p text:style-name="P2">Add more indication for when you're firing</text:p>
        </text:list-item>
        <text:list-item>
          <text:p text:style-name="P1">Ghost bodies are getting stuck on tiles</text:p>
        </text:list-item>
        <text:list-item>
          <text:p text:style-name="P1">Lots of invisible enemies all over the pl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3T21:41:20.55</dc:date>
    <meta:editing-duration>P1DT51M29S</meta:editing-duration>
    <meta:editing-cycles>261</meta:editing-cycles>
    <meta:generator>OpenOffice/4.1.7$Win32 OpenOffice.org_project/417m1$Build-9800</meta:generator>
    <meta:document-statistic meta:table-count="0" meta:image-count="0" meta:object-count="0" meta:page-count="1" meta:paragraph-count="16" meta:word-count="124" meta:character-count="657"/>
  </office:meta>
</office:document-meta>
</file>